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>
      <style:table-properties style:width="159.03mm" fo:margin-left="0mm" fo:margin-top="0mm" fo:margin-bottom="0mm" table:align="left" style:writing-mode="lr-tb"/>
    </style:style>
    <style:style style:name="Table1.A" style:family="table-column">
      <style:table-column-properties style:column-width="9.9mm"/>
    </style:style>
    <style:style style:name="Table1.B" style:family="table-column">
      <style:table-column-properties style:column-width="72.51mm"/>
    </style:style>
    <style:style style:name="Table1.C" style:family="table-column">
      <style:table-column-properties style:column-width="76.62m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1.91mm" fo:padding-right="1.91mm" fo:padding-top="0mm" fo:padding-bottom="0mm" fo:border="0.5pt solid #000000"/>
    </style:style>
    <style:style style:name="Table2" style:family="table">
      <style:table-properties style:width="159.03mm" fo:margin-left="0mm" fo:margin-top="0mm" fo:margin-bottom="0mm" table:align="left" style:writing-mode="lr-tb"/>
    </style:style>
    <style:style style:name="Table2.A" style:family="table-column">
      <style:table-column-properties style:column-width="9.37mm"/>
    </style:style>
    <style:style style:name="Table2.B" style:family="table-column">
      <style:table-column-properties style:column-width="30.85mm"/>
    </style:style>
    <style:style style:name="Table2.C" style:family="table-column">
      <style:table-column-properties style:column-width="47.2mm"/>
    </style:style>
    <style:style style:name="Table2.D" style:family="table-column">
      <style:table-column-properties style:column-width="27.5mm"/>
    </style:style>
    <style:style style:name="Table2.E" style:family="table-column">
      <style:table-column-properties style:column-width="44.11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0.5pt solid #000000"/>
    </style:style>
    <style:style style:name="P1" style:family="paragraph" style:parent-style-name="Standard">
      <style:paragraph-properties fo:line-height="115%">
        <style:tab-stops>
          <style:tab-stop style:position="110.01mm"/>
        </style:tab-stops>
      </style:paragraph-properties>
    </style:style>
    <style:style style:name="P2" style:family="paragraph" style:parent-style-name="Standard">
      <style:paragraph-properties fo:line-height="115%">
        <style:tab-stops>
          <style:tab-stop style:position="110.01mm"/>
        </style:tab-stops>
      </style:paragraph-properties>
      <style:text-properties style:font-name="Times New Roman" style:font-name-complex="Times New Roman1"/>
    </style:style>
    <style:style style:name="P3" style:family="paragraph" style:parent-style-name="Standard">
      <style:paragraph-properties fo:line-height="115%">
        <style:tab-stops>
          <style:tab-stop style:position="110.01mm"/>
        </style:tab-stops>
      </style:paragraph-properties>
      <style:text-properties style:font-name="Times New Roman" fo:font-size="12pt" style:font-size-asian="12pt" style:font-name-complex="Times New Roman1"/>
    </style:style>
    <style:style style:name="P4" style:family="paragraph" style:parent-style-name="Standard">
      <style:paragraph-properties fo:line-height="115%">
        <style:tab-stops>
          <style:tab-stop style:position="110.01mm"/>
        </style:tab-stops>
      </style:paragraph-properties>
      <style:text-properties style:font-name="Times New Roman" fo:font-size="12pt" fo:background-color="#ffff00" style:font-size-asian="12pt" style:font-name-complex="Times New Roman1" style:font-size-complex="12pt"/>
    </style:style>
    <style:style style:name="P5" style:family="paragraph" style:parent-style-name="Standard">
      <style:paragraph-properties fo:margin-top="0mm" fo:margin-bottom="0mm" loext:contextual-spacing="false" fo:line-height="115%"/>
    </style:style>
    <style:style style:name="P6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</style:style>
    <style:style style:name="P7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style:font-size-asian="12pt" style:font-name-complex="Times New Roman1"/>
    </style:style>
    <style:style style:name="P11" style:family="paragraph" style:parent-style-name="Standard">
      <style:paragraph-properties fo:margin-top="0mm" fo:margin-bottom="0mm" loext:contextual-spacing="false" fo:line-height="115%" fo:text-align="center" style:justify-single-word="false">
        <style:tab-stops>
          <style:tab-stop style:position="110.01mm"/>
        </style:tab-stops>
      </style:paragraph-properties>
      <style:text-properties style:font-name="Times New Roman" fo:font-size="12pt" style:font-size-asian="12pt" style:font-name-complex="Times New Roman1"/>
    </style:style>
    <style:style style:name="P12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fo:background-color="#ffff00" style:font-size-asian="12pt" style:font-name-complex="Times New Roman1" style:font-size-complex="12pt"/>
    </style:style>
    <style:style style:name="P14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fo:background-color="#ffff00" style:font-size-asian="12pt" style:font-name-complex="Times New Roman1" style:font-size-complex="12pt"/>
    </style:style>
    <style:style style:name="P15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officeooo:rsid="00045404" officeooo:paragraph-rsid="00045404" fo:background-color="#ffff00" style:font-size-asian="12pt" style:font-name-complex="Times New Roman1" style:font-weight-complex="bold"/>
    </style:style>
    <style:style style:name="P16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officeooo:rsid="00045404" officeooo:paragraph-rsid="00045404" fo:background-color="#ffff00" style:font-size-asian="12pt" style:font-name-complex="Times New Roman1"/>
    </style:style>
    <style:style style:name="P17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fo:font-style="italic" fo:font-weight="bold" fo:background-color="#ffff00" style:font-size-asian="12pt" style:font-style-asian="italic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P19" style:family="paragraph" style:parent-style-name="Standard">
      <style:paragraph-properties fo:margin-top="0mm" fo:margin-bottom="2.12mm" loext:contextual-spacing="false"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mm" fo:margin-bottom="2.12mm" loext:contextual-spacing="false"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 style:master-page-name="Standard">
      <style:paragraph-properties fo:margin-top="0mm" fo:margin-bottom="0mm" loext:contextual-spacing="false" fo:line-height="115%" fo:text-align="end" style:justify-single-word="false" style:page-number="auto"/>
      <style:text-properties style:font-name="Times New Roman" fo:font-size="9pt" style:font-size-asian="9pt" style:font-name-complex="Times New Roman1" style:font-size-complex="8pt"/>
    </style:style>
    <style:style style:name="P22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officeooo:rsid="00059ae9" style:font-size-asian="12pt" style:font-name-complex="Times New Roman1" style:font-size-complex="12pt"/>
    </style:style>
    <style:style style:name="P25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officeooo:rsid="00059ae9" style:font-size-asian="12pt" style:font-name-complex="Times New Roman1" style:font-size-complex="12pt"/>
    </style:style>
    <style:style style:name="P26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officeooo:rsid="00059ae9" officeooo:paragraph-rsid="00059ae9" style:font-size-asian="12pt" style:font-name-complex="Times New Roman1" style:font-size-complex="12pt"/>
    </style:style>
    <style:style style:name="P27" style:family="paragraph" style:parent-style-name="Standard">
      <style:paragraph-properties fo:margin-top="0mm" fo:margin-bottom="0mm" loext:contextual-spacing="false" fo:line-height="115%" fo:text-align="start" style:justify-single-word="false"/>
      <style:text-properties style:font-name="Times New Roman" fo:font-size="12pt" officeooo:rsid="00059ae9" style:font-size-asian="12pt" style:font-name-complex="Times New Roman1" style:font-size-complex="12pt"/>
    </style:style>
    <style:style style:name="P28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style:font-name="Times New Roman" fo:font-size="12pt" fo:font-style="italic" officeooo:rsid="00059ae9" officeooo:paragraph-rsid="00059ae9" fo:background-color="#ffff00" style:font-size-asian="12pt" style:font-style-asian="italic" style:font-name-complex="Times New Roman1" style:font-size-complex="12pt" style:font-style-complex="italic"/>
    </style:style>
    <style:style style:name="P29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officeooo:rsid="00059ae9" fo:background-color="#ffff00" style:font-size-asian="12pt" style:font-name-complex="Times New Roman1" style:font-size-complex="12pt"/>
    </style:style>
    <style:style style:name="P30" style:family="paragraph" style:parent-style-name="Standard">
      <style:paragraph-properties fo:margin-top="0mm" fo:margin-bottom="0mm" loext:contextual-spacing="false" fo:line-height="115%"/>
    </style:style>
    <style:style style:name="P31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</style:style>
    <style:style style:name="P32" style:family="paragraph" style:parent-style-name="Standard">
      <style:paragraph-properties fo:margin-top="0mm" fo:margin-bottom="0mm" loext:contextual-spacing="false" fo:line-height="115%">
        <style:tab-stops>
          <style:tab-stop style:position="110.01mm"/>
        </style:tab-stops>
      </style:paragraph-properties>
      <style:text-properties officeooo:paragraph-rsid="00059ae9"/>
    </style:style>
    <style:style style:name="P33" style:family="paragraph" style:parent-style-name="Standard">
      <style:paragraph-properties fo:margin-left="87.42mm" fo:margin-right="0mm" fo:margin-top="0mm" fo:margin-bottom="0mm" loext:contextual-spacing="false" fo:line-height="115%" fo:text-indent="0mm" style:auto-text-indent="false"/>
      <style:text-properties style:font-name="Times New Roman" fo:font-size="12pt" officeooo:rsid="00059ae9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354dd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45404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59ae9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050a98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officeooo:rsid="00059ae9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bold" officeooo:rsid="00050a98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font-weight="bold" officeooo:rsid="00050a98" style:font-size-asian="12pt" style:font-weight-asian="bold" style:font-name-complex="Times New Roman1"/>
    </style:style>
    <style:style style:name="T13" style:family="text">
      <style:text-properties style:font-name="Times New Roman" fo:font-size="12pt" fo:background-color="#ffff00" loext:char-shading-value="0" style:font-size-asian="12pt" style:font-name-complex="Times New Roman1"/>
    </style:style>
    <style:style style:name="T14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045404" fo:background-color="#ffff00" loext:char-shading-value="0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050a98" fo:background-color="#ffff00" loext:char-shading-value="0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045404" fo:background-color="#ffff00" loext:char-shading-value="0" style:font-size-asian="12pt" style:font-name-complex="Times New Roman1"/>
    </style:style>
    <style:style style:name="T18" style:family="text"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T19" style:family="text">
      <style:text-properties style:font-name="TimesNewRomanPS-BoldMT" fo:font-size="12pt" fo:font-weight="bold" officeooo:rsid="00050a98" style:font-size-asian="12pt" style:font-weight-asian="bold" style:font-name-complex="TimesNewRomanPS-BoldMT1" style:font-size-complex="12pt" style:font-weight-complex="bold"/>
    </style:style>
    <style:style style:name="T20" style:family="text">
      <style:text-properties style:font-name="TimesNewRomanPS-BoldMT" fo:font-size="12pt" fo:font-weight="bold" officeooo:rsid="00059ae9" style:font-size-asian="12pt" style:font-weight-asian="bold" style:font-name-complex="TimesNewRomanPS-BoldMT1" style:font-size-complex="12pt" style:font-weight-complex="bold"/>
    </style:style>
    <style:style style:name="T21" style:family="text">
      <style:text-properties style:font-name="TimesNewRomanPSMT" fo:font-size="12pt" style:font-size-asian="12pt" style:font-name-complex="TimesNewRomanPSMT1" style:font-size-complex="12pt"/>
    </style:style>
    <style:style style:name="T22" style:family="text">
      <style:text-properties style:font-name="TimesNewRomanPSMT" fo:font-size="12pt" fo:background-color="#ffff00" loext:char-shading-value="0" style:font-size-asian="12pt" style:font-name-complex="TimesNewRomanPSMT1" style:font-size-complex="12pt"/>
    </style:style>
    <style:style style:name="T23" style:family="text">
      <style:text-properties officeooo:rsid="00050a9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50a98" style:font-weight-asian="bold" style:font-weight-complex="bold"/>
    </style:style>
    <style:style style:name="T26" style:family="text">
      <style:text-properties officeooo:rsid="00059ae9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059ae9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"><text:span text:style-name="T13">IMIF/4/2019</text:span><text:span text:style-name="T1"><text:tab/>Warszawa dnia </text:span><text:span text:style-name="T13">08.05.2019</text:span></text:p>
      <text:p text:style-name="P3">numer sprawy</text:p>
      <text:p text:style-name="P2"/>
      <text:p text:style-name="P19">DOKUMENTACJA WYKONANYCH CZYNNOŚCI</text:p>
      <text:p text:style-name="P20">dotycząca „propozycji cenowej (ofertowej)”</text:p>
      <text:p text:style-name="P8">dla zamówienia realizowanego na podstawie Art. 4 pkt 8</text:p>
      <text:p text:style-name="P8">ustawy z dnia 29 stycznia 2004r. Prawo zamówień publicznych</text:p>
      <text:p text:style-name="P8"/>
      <text:p text:style-name="P5"><text:span text:style-name="T8">1. </text:span><text:span text:style-name="T2">Nazwa zamawiającego: </text:span></text:p>
      <text:p text:style-name="P5"><text:span text:style-name="T3">Politechnika Warszawska</text:span></text:p>
      <text:p text:style-name="P12"/>
      <text:p text:style-name="P5"><text:span text:style-name="T8">2. </text:span><text:span text:style-name="T2">Opis przedmiotu zamówienia:</text:span></text:p>
      <text:p text:style-name="P7"/>
      <text:p text:style-name="P17">Sprzęt komputerowy</text:p>
      <text:p text:style-name="P12"/>
      <text:p text:style-name="P5"><text:span text:style-name="T2">Wartość szacunkowa zamówienia ustalona została na kwotę: </text:span><text:span text:style-name="T15">XXX</text:span><text:span text:style-name="T14"> zł </text:span><text:span text:style-name="T2">netto,</text:span></text:p>
      <text:p text:style-name="P5"><text:span text:style-name="T2">co w oparciu o kurs 1 € = 4,</text:span><text:span text:style-name="T4">2693</text:span><text:span text:style-name="T2"> zł daje równowartość </text:span><text:span text:style-name="T15">YYY</text:span><text:span text:style-name="T2"> euro.</text:span></text:p>
      <text:p text:style-name="P7"/>
      <text:p text:style-name="P5"><text:span text:style-name="T9">3</text:span><text:span text:style-name="T8">. </text:span><text:span text:style-name="T2">Ustalenia wartości szacunkowej zamówienia dokonano w dniu </text:span><text:span text:style-name="T14">4.03.2019</text:span><text:span text:style-name="T2"> na podstawie:</text:span></text:p>
      <text:p text:style-name="P13">Przeglądu stron internetowych</text:p>
      <text:p text:style-name="P7"/>
      <text:p text:style-name="P7">Ustalenia wartości zamówienia, o której mowa wyżej, dokonał:</text:p>
      <text:p text:style-name="P4">Wojciech Krauze</text:p>
      <text:p text:style-name="P1"><text:span text:style-name="T11">4</text:span><text:span text:style-name="T2">. Wykaz wykonawców, których zaproszono do złożenia propozycji cenowej (ofertowej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l.p.</text:p>
          </table:table-cell>
          <table:table-cell table:style-name="Table1.A1" office:value-type="string">
            <text:p text:style-name="P11">Nazwa firmy</text:p>
          </table:table-cell>
          <table:table-cell table:style-name="Table1.A1" office:value-type="string">
            <text:p text:style-name="P11">Adres</text:p>
          </table:table-cell>
        </table:table-row>
        <table:table-row table:style-name="Table1.1">
          <table:table-cell table:style-name="Table1.A1" office:value-type="string">
            <text:p text:style-name="P10">1.</text:p>
          </table:table-cell>
          <table:table-cell table:style-name="Table1.A1" office:value-type="string">
            <text:p text:style-name="P16">ABC</text:p>
          </table:table-cell>
          <table:table-cell table:style-name="Table1.A1" office:value-type="string">
            <text:p text:style-name="P16">aaaa</text:p>
          </table:table-cell>
        </table:table-row>
        <table:table-row table:style-name="Table1.1">
          <table:table-cell table:style-name="Table1.A1" office:value-type="string">
            <text:p text:style-name="P10">2.</text:p>
          </table:table-cell>
          <table:table-cell table:style-name="Table1.A1" office:value-type="string">
            <text:p text:style-name="P15">DEF</text:p>
          </table:table-cell>
          <table:table-cell table:style-name="Table1.A1" office:value-type="string">
            <text:p text:style-name="P16">bbb</text:p>
          </table:table-cell>
        </table:table-row>
        <table:table-row table:style-name="Table1.1">
          <table:table-cell table:style-name="Table1.A1" office:value-type="string">
            <text:p text:style-name="P10">3.</text:p>
          </table:table-cell>
          <table:table-cell table:style-name="Table1.A1" office:value-type="string">
            <text:p text:style-name="P16">GHI</text:p>
          </table:table-cell>
          <table:table-cell table:style-name="Table1.A1" office:value-type="string">
            <text:p text:style-name="P16">ccc</text:p>
          </table:table-cell>
        </table:table-row>
      </table:table>
      <text:p text:style-name="P3"/>
      <text:p text:style-name="P1"><text:span text:style-name="T9">5</text:span><text:span text:style-name="T8">. </text:span><text:span text:style-name="T2">Wykaz wykonawców, którzy złożyli propozycje cenowe (ofertowe)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l.p.</text:p>
          </table:table-cell>
          <table:table-cell table:style-name="Table2.A1" office:value-type="string">
            <text:p text:style-name="P11">Nazwa firmy</text:p>
          </table:table-cell>
          <table:table-cell table:style-name="Table2.A1" office:value-type="string">
            <text:p text:style-name="P11">Adres</text:p>
          </table:table-cell>
          <table:table-cell table:style-name="Table2.A1" office:value-type="string">
            <text:p text:style-name="P11">Cena brutto</text:p>
          </table:table-cell>
          <table:table-cell table:style-name="Table2.A1" office:value-type="string">
            <text:p text:style-name="P11">Inne</text:p>
          </table:table-cell>
        </table:table-row>
        <table:table-row table:style-name="Table2.1"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16">ABC</text:p>
          </table:table-cell>
          <table:table-cell table:style-name="Table2.A1" office:value-type="string">
            <text:p text:style-name="P16">aaa</text:p>
          </table:table-cell>
          <table:table-cell table:style-name="Table2.A1" office:value-type="string">
            <text:p text:style-name="P6"><text:span text:style-name="T17">X</text:span><text:span text:style-name="T13"> zł</text:span></text:p>
          </table:table-cell>
          <table:table-cell table:style-name="Table2.A1" office:value-type="string">
            <text:p text:style-name="P10"/>
          </table:table-cell>
        </table:table-row>
      </table:table>
      <text:p text:style-name="P3"/>
      <text:p text:style-name="P1"><text:span text:style-name="T12">6</text:span><text:span text:style-name="T2">. Wybrany wykonawca (nazwa, adres):</text:span></text:p>
      <text:p text:style-name="P16">ABC aaa</text:p>
      <text:p text:style-name="P9"/>
      <text:p text:style-name="P18"/>
      <text:p text:style-name="P6"><text:soft-page-break/><text:span text:style-name="T11">7</text:span><text:span text:style-name="T2">. Uzasadnienie wyboru i inne istotne informacje:</text:span></text:p>
      <text:p text:style-name="P9"/>
      <text:p text:style-name="P14">Wybrany dostawca jako jedyny złożył ofertę./ <text:span text:style-name="T23">wybrany wykonawca przedstawił najkorzystniejszą cenowo ofertę</text:span></text:p>
      <text:p text:style-name="P9"/>
      <text:p text:style-name="P6"><text:span text:style-name="T9">8</text:span><text:span text:style-name="T8">. </text:span><text:span text:style-name="T2">W wyborze wykonawcy uczestniczyli:</text:span></text:p>
      <text:p text:style-name="P9"/>
      <text:p text:style-name="P14">Wojciech Krauze – adiunkt</text:p>
      <text:p text:style-name="P14"><text:tab/>(podpis)</text:p>
      <text:p text:style-name="P14"/>
      <text:p text:style-name="P14">Arkadiusz Kuś – adiunkt<text:tab/></text:p>
      <text:p text:style-name="P14"><text:tab/>(podpis)</text:p>
      <text:p text:style-name="P14"/>
      <text:p text:style-name="P6"><text:span text:style-name="T14">Michał Józwik – Profesor </text:span><text:bookmark text:name="_GoBack"/><text:span text:style-name="T16">PW</text:span></text:p>
      <text:p text:style-name="P14"><text:tab/>(podpis)</text:p>
      <text:p text:style-name="P9"/>
      <text:p text:style-name="P26"><text:span text:style-name="T24">9.</text:span> Potwierdzenie Dyrektora instytutu</text:p>
      <text:p text:style-name="P26"/>
      <text:p text:style-name="P28">tylko dla zamówień &gt;50k PLN</text:p>
      <text:p text:style-name="P26"/>
      <text:p text:style-name="P26"><text:tab/><text:tab/><text:tab/>podpis</text:p>
      <text:p text:style-name="P32"><text:span text:style-name="T10">10.</text:span><text:span text:style-name="T5"> Potwierdzenie prawidłowości przeprowadzonych procedur</text:span></text:p>
      <text:p text:style-name="P26"/>
      <text:p text:style-name="P28">tylko dla zamówień &gt;50k PLN</text:p>
      <text:p text:style-name="P26"/>
      <text:p text:style-name="P26"><text:s text:c="72"/>podpis pełnomocnika ds. zamówień publicznych</text:p>
      <text:p text:style-name="P26"/>
      <text:p text:style-name="P24"><text:span text:style-name="T24">11. </text:span>Wybór wykonawcy <text:span text:style-name="T24">zatwierdzam*/nie zatwierdzam*</text:span></text:p>
      <text:p text:style-name="P25">W przypadku nie zatwierdzenia należy podać uzasadnienie:</text:p>
      <text:p text:style-name="P2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5">Data<text:tab/>Podpis kierownika jednostki</text:p>
      <text:p text:style-name="P25"/>
      <text:p text:style-name="P5"><text:span text:style-name="T10">12. </text:span><text:span text:style-name="T5">Dokumentację wykonanych czynności wraz z zaproszeniami do złożenia oferty, odpowiedziami wykonawców oraz opisem przedmiotu zamówienia z załącznikami</text:span></text:p>
      <text:p text:style-name="P29">......................................................................................................................</text:p>
      <text:p text:style-name="P24">(należy wpisać pozostałe dokumenty)</text:p>
      <text:p text:style-name="P7"><text:span text:style-name="T26">przekazano w dniu </text:span><text:span text:style-name="T28">08.05.2019</text:span><text:span text:style-name="T26"> do działu administracyjno-finansowego.</text:span></text:p>
      <text:p text:style-name="P27"/>
      <text:p text:style-name="P27"/>
      <text:p text:style-name="P27">data ............................. <text:s text:c="29"/><text:tab/>...............................</text:p>
      <text:p text:style-name="P33">(podpis osoby wskazanej do realizacji zamówienia przez Kierownika Jednostki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2.82m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jtek</meta:initial-creator>
    <meta:editing-cycles>14</meta:editing-cycles>
    <meta:print-date>2018-07-25T11:24:00</meta:print-date>
    <meta:creation-date>2018-07-24T17:46:00</meta:creation-date>
    <dc:date>2020-08-11T14:45:49.109644690</dc:date>
    <meta:editing-duration>PT2H9M30S</meta:editing-duration>
    <meta:generator>LibreOffice/6.4.5.2$Linux_X86_64 LibreOffice_project/40$Build-2</meta:generator>
    <dc:creator>Wojciech Krauze</dc:creator>
    <meta:document-statistic meta:table-count="2" meta:image-count="0" meta:object-count="0" meta:page-count="2" meta:paragraph-count="66" meta:word-count="261" meta:character-count="2294" meta:non-whitespace-character-count="19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